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TH SarabunNew" svg:font-family="'TH Sarabun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b34cc" officeooo:paragraph-rsid="000b34cc" style:font-size-asian="26pt" style:font-weight-asian="bold" style:font-name-complex="TH SarabunNew" style:font-size-complex="26pt" style:font-weight-complex="bold"/>
    </style:style>
    <style:style style:name="P2" style:family="paragraph" style:parent-style-name="Standard">
      <style:text-properties fo:font-size="16pt" fo:font-weight="normal" officeooo:rsid="000b34cc" officeooo:paragraph-rsid="000b34cc" style:font-size-asian="14pt" style:font-weight-asian="normal" style:font-name-complex="TH SarabunNew" style:font-size-complex="21.2999992370605pt" style:font-weight-complex="normal"/>
    </style:style>
    <style:style style:name="P3" style:family="paragraph" style:parent-style-name="Standard">
      <style:text-properties fo:font-size="12pt" fo:font-weight="normal" officeooo:rsid="000c2d95" officeooo:paragraph-rsid="000c2d95" style:font-size-asian="10.5pt" style:font-weight-asian="normal" style:font-name-complex="TH SarabunNew" style:font-size-complex="16pt" style:font-weight-complex="normal"/>
    </style:style>
    <style:style style:name="P4" style:family="paragraph" style:parent-style-name="Standard">
      <style:text-properties fo:font-size="12pt" fo:font-weight="normal" officeooo:rsid="000df34a" officeooo:paragraph-rsid="000df34a" style:font-size-asian="10.5pt" style:font-weight-asian="normal" style:font-name-complex="TH SarabunNew" style:font-size-complex="16pt" style:font-weight-complex="normal"/>
    </style:style>
    <style:style style:name="P5" style:family="paragraph" style:parent-style-name="Standard" style:list-style-name="L1">
      <style:text-properties fo:font-size="12pt" fo:font-weight="normal" officeooo:rsid="000df34a" officeooo:paragraph-rsid="000df34a" style:font-size-asian="10.5pt" style:font-weight-asian="normal" style:font-name-complex="TH SarabunNew" style:font-size-complex="16pt" style:font-weight-complex="normal"/>
    </style:style>
    <style:style style:name="P6" style:family="paragraph" style:parent-style-name="Standard" style:list-style-name="L1">
      <style:text-properties fo:font-size="12pt" fo:font-weight="normal" officeooo:rsid="00124a49" officeooo:paragraph-rsid="00124a49" style:font-size-asian="10.5pt" style:font-weight-asian="normal" style:font-name-complex="TH SarabunNew" style:font-size-complex="16pt" style:font-weight-complex="normal"/>
    </style:style>
    <style:style style:name="P7" style:family="paragraph" style:parent-style-name="Standard">
      <style:text-properties fo:font-size="12pt" fo:font-weight="normal" officeooo:rsid="0013e040" officeooo:paragraph-rsid="0013e040" style:font-size-asian="10.5pt" style:font-weight-asian="normal" style:font-name-complex="TH SarabunNew" style:font-size-complex="16pt" style:font-weight-complex="normal"/>
    </style:style>
    <style:style style:name="P8" style:family="paragraph" style:parent-style-name="Standard">
      <style:text-properties fo:font-size="12pt" fo:font-style="italic" fo:font-weight="normal" officeooo:rsid="000cc3a8" officeooo:paragraph-rsid="000cc3a8" style:font-size-asian="10.5pt" style:font-style-asian="italic" style:font-weight-asian="normal" style:font-name-complex="TH SarabunNew" style:font-size-complex="16pt" style:font-style-complex="italic" style:font-weight-complex="normal"/>
    </style:style>
    <style:style style:name="T1" style:family="text">
      <style:text-properties officeooo:rsid="000e58ab"/>
    </style:style>
    <style:style style:name="T2" style:family="text">
      <style:text-properties officeooo:rsid="001414d8"/>
    </style:style>
    <style:style style:name="T3" style:family="text">
      <style:text-properties officeooo:rsid="00162271"/>
    </style:style>
    <style:style style:name="T4" style:family="text">
      <style:text-properties officeooo:rsid="0016dec0"/>
    </style:style>
    <style:style style:name="T5" style:family="text">
      <style:text-properties officeooo:rsid="0018c7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โมดูลช่วยเขียนอักษรเบรลล์</text:p>
      <text:p text:style-name="P2"/>
      <text:p text:style-name="P8">โดย นาย วรรณพงษ์ <text:s/>ภัททิยไพบูลย์</text:p>
      <text:p text:style-name="Horizontal_20_Line"/>
      <text:p text:style-name="P3"><text:tab/>อักษรเบรลล์เป็นสิ่งจำเป็นอย่างมากสำหรับผู้พิการทางสายตาที่ต้องการอ่านและเรียนรู้จากหนังสือ โดยใช้ประสาทสัมผัสที่นิ้วมือในการรับรู้ตัวอักษรแทนสายตา โดยอักษรเบรลล์แตกต่างกันไปในแต่ละภาษา (‘อักษรเบรลล์’ ไม่ใช่ ‘ภาษาเบรลล์’)</text:p>
      <text:p text:style-name="P3"/>
      <text:p text:style-name="P4">แต่พบปัญหาหลายประการในการจัดพิมพ์อักษรเบรลล์</text:p>
      <text:list xml:id="list6651687773010265891" text:style-name="L1">
        <text:list-item>
          <text:p text:style-name="P5">ไม่มีเครื่องมือในการช่วยพิมพ์ <text:span text:style-name="T1">เช่น เครื่องพิมพ์</text:span></text:p>
        </text:list-item>
        <text:list-item>
          <text:p text:style-name="P5">ไม่มีโปรแกรมช่วยในการแปลงข้อความปกติมาเป็นอักษรเบรลล์</text:p>
        </text:list-item>
        <text:list-item>
          <text:p text:style-name="P6">ขาดความเข้าใจในการพิมพ์อักษรเบรลล์ ตัวอย่างเช่น ผู้คนส่วนใหญ่ คิดว่า การพิมพ์อักษรเบรลล์ เช่น คำว่า ‘อักษรเบรลล์’ พิมพ์ออกมาเป็น <text:s/>‘อักษรเบรลล์’ แต่แท้จริงแล้วต้องเป็น ‘ <text:s/><text:span text:style-name="T3">์</text:span>ลลรบเรษก ัอ’ เพื่อให้สามารถกดจุด<text:span text:style-name="T4">จากแบบ</text:span>ได้</text:p>
        </text:list-item>
      </text:list>
      <text:p text:style-name="P7">ในการแก้ไขปัญหาข้อที่ 1 ปัจจุบันได้มีงานวิจัย สามารถทำหน้านูนได้สำเร็จแล้ว ซึ่งน่าจะเป็นประโยชน์ให้ผู้พิการทางสายตาเข้าถึงอักษรเบรลล์ได้สะดวกยิ่งขึ้นในอนาคตอันใกล้นี้ <text:span text:style-name="T5">หากมีการนำมาใช้งานอย่างแพร่หลาย</text:span> <text:span text:style-name="T2">แต่ซอฟแวร์พัฒนาไม่ทันการพัฒนาของฮาร์ดแวร์ จึงทำให้เกิดปัญหาข้อ 2 และ ข้อ 3 ตาม ซึ่งการพัฒนาเครื่องมืออำนวยความสะดวกให้นักพัฒนานำไปใช้งานในโปรแกรมของตนเอง จะเกิดประโยชน์สูงสุดต่อผู้พิการทางสายตา เพื่อรองรับอนาคตที่มีการใช้งานหน้านูนอย่างแพร่หลาย หรือ ณ ปัจจุบันนี้สามารถนำไปทำหนังสือเบรลล์โดยการกดจุดด้วยมือได้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1" svg:font-family="'Angsana New'"/>
    <style:font-face style:name="TH SarabunNew" svg:font-family="'TH Sarabun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2:41:39.923000000</meta:creation-date>
    <dc:date>2017-03-19T23:07:30.280000000</dc:date>
    <meta:editing-duration>PT26M18S</meta:editing-duration>
    <meta:editing-cycles>16</meta:editing-cycles>
    <meta:generator>LibreOffice/5.1.3.2$Windows_x86 LibreOffice_project/644e4637d1d8544fd9f56425bd6cec110e49301b</meta:generator>
    <meta:document-statistic meta:table-count="0" meta:image-count="0" meta:object-count="0" meta:page-count="1" meta:paragraph-count="8" meta:word-count="285" meta:character-count="918" meta:non-whitespace-character-count="872"/>
  </office:meta>
</office:document-meta>
</file>